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3268" officeooo:paragraph-rsid="00113268"/>
    </style:style>
    <style:style style:name="P2" style:family="paragraph" style:parent-style-name="Standard">
      <style:text-properties officeooo:paragraph-rsid="00113268"/>
    </style:style>
    <style:style style:name="T1" style:family="text">
      <style:text-properties officeooo:rsid="001132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écification technique :</text:p>
      <text:p text:style-name="P1"/>
      <text:p text:style-name="P1">* Support:Windows</text:p>
      <text:p text:style-name="P1">*Langage :Java</text:p>
      <text:p text:style-name="P1">*Framework :null</text:p>
      <text:p text:style-name="P1"/>
      <text:p text:style-name="P1"/>
      <text:p text:style-name="P1">Spécification fonctionnelles :</text:p>
      <text:p text:style-name="P1"/>
      <text:p text:style-name="P1">Cahier des charges :pdf de yannick</text:p>
      <text:p text:style-name="P1"/>
      <text:p text:style-name="P1">Use Case :</text:p>
      <text:p text:style-name="P2"><text:a xlink:type="simple" xlink:href="../../../../LPCC/docs/UseCase.png" text:style-name="Internet_20_link" text:visited-style-name="Visited_20_Internet_20_Link"><text:span text:style-name="T1">C:\Users\CDA-03\Desktop\LPCC\docs\UseCase.png</text:span></text:a></text:p>
      <text:p text:style-name="P1"/>
      <text:p text:style-name="P1">Diagramme de classe :</text:p>
      <text:p text:style-name="P1"><text:tab/> <text:a xlink:type="simple" xlink:href="https://app.genmymodel.com/personal/projects/_DxRhAJv1Ee2djP2Tlx6cfA" text:style-name="Internet_20_link" text:visited-style-name="Visited_20_Internet_20_Link">https://app.genmymodel.com/personal/projects/_DxRhAJv1Ee2djP2Tlx6cfA</text:a></text:p>
      <text:p text:style-name="P1"/>
      <text:p text:style-name="P1">Diagramme de séquence ?:</text:p>
      <text:p text:style-name="P1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9T10:48:48.173000000</meta:creation-date>
    <meta:generator>LibreOffice/7.5.0.3$Windows_X86_64 LibreOffice_project/c21113d003cd3efa8c53188764377a8272d9d6de</meta:generator>
    <dc:date>2023-02-09T14:57:06.643000000</dc:date>
    <meta:editing-duration>PT4H8M20S</meta:editing-duration>
    <meta:editing-cycles>1</meta:editing-cycles>
    <meta:document-statistic meta:table-count="0" meta:image-count="0" meta:object-count="0" meta:page-count="1" meta:paragraph-count="12" meta:word-count="31" meta:character-count="307" meta:non-whitespace-character-count="284"/>
  </office:meta>
</office:document-meta>
</file>